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0d2" officeooo:paragraph-rsid="001de0d2"/>
    </style:style>
    <style:style style:name="P2" style:family="paragraph" style:parent-style-name="Standard">
      <style:text-properties officeooo:rsid="001fa24c" officeooo:paragraph-rsid="001fa24c"/>
    </style:style>
    <style:style style:name="P3" style:family="paragraph" style:parent-style-name="Standard" style:list-style-name="L1">
      <style:text-properties officeooo:rsid="001de0d2" officeooo:paragraph-rsid="001de0d2"/>
    </style:style>
    <style:style style:name="P4" style:family="paragraph" style:parent-style-name="Standard" style:list-style-name="L1">
      <style:text-properties officeooo:rsid="001fa24c" officeooo:paragraph-rsid="001fa24c"/>
    </style:style>
    <style:style style:name="T1" style:family="text">
      <style:text-properties officeooo:rsid="001fa24c"/>
    </style:style>
    <style:style style:name="T2" style:family="text">
      <style:text-properties officeooo:rsid="00249f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:</text:p>
      <text:list xml:id="list4777581742500498552" text:style-name="L1">
        <text:list-item>
          <text:p text:style-name="P3">Powerups →<text:span text:style-name="T1"> 2</text:span></text:p>
        </text:list-item>
        <text:list-item>
          <text:p text:style-name="P3">lasers? →<text:span text:style-name="T1"> 4</text:span></text:p>
        </text:list-item>
        <text:list-item>
          <text:p text:style-name="P3">Maps →<text:span text:style-name="T1"> 4</text:span></text:p>
        </text:list-item>
        <text:list-item>
          <text:p text:style-name="P3">score system →<text:span text:style-name="T1"> 1</text:span></text:p>
        </text:list-item>
        <text:list-item>
          <text:p text:style-name="P3">online integration →<text:span text:style-name="T1"> 4</text:span></text:p>
        </text:list-item>
        <text:list-item>
          <text:p text:style-name="P4">website → 10</text:p>
        </text:list-item>
        <text:list-item>
          <text:p text:style-name="P3">blog →<text:span text:style-name="T1"> 2</text:span></text:p>
        </text:list-item>
        <text:list-item>
          <text:p text:style-name="P3">social media →<text:span text:style-name="T1"> 2</text:span></text:p>
        </text:list-item>
        <text:list-item>
          <text:p text:style-name="P3">soundtracks →<text:span text:style-name="T1"> 2</text:span></text:p>
        </text:list-item>
        <text:list-item>
          <text:p text:style-name="P3">variety →<text:span text:style-name="T1"> 2</text:span></text:p>
        </text:list-item>
        <text:list-item>
          <text:p text:style-name="P3">UI →<text:span text:style-name="T1"> 10</text:span></text:p>
        </text:list-item>
        <text:list-item>
          <text:p text:style-name="P3">cheat prevention →<text:span text:style-name="T1"> 5</text:span></text:p>
        </text:list-item>
        <text:list-item>
          <text:p text:style-name="P3">beta testing →<text:span text:style-name="T1"> 2</text:span></text:p>
        </text:list-item>
        <text:list-item>
          <text:p text:style-name="P3">achievements →<text:span text:style-name="T1"> 4</text:span></text:p>
        </text:list-item>
      </text:list>
      <text:p text:style-name="P1"/>
      <text:p text:style-name="P2">=&gt; 1<text:span text:style-name="T2">10</text:span> d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5:49:57.180000000</meta:creation-date>
    <dc:date>2016-03-09T12:47:02.359000000</dc:date>
    <meta:editing-duration>PT1H14M42S</meta:editing-duration>
    <meta:editing-cycles>8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16" meta:word-count="65" meta:character-count="223" meta:non-whitespace-character-count="188"/>
  </office:meta>
</office:document-meta>
</file>